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4cm" fo:min-width="0.294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cm" fo:min-width="1.722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2.6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8cm" svg:height="1.588cm" svg:x="8.62cm" svg:y="4.81cm">
          <text:p text:style-name="P1">Collection</text:p>
          <text:p text:style-name="P1">Scann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5.08cm" svg:height="1.673cm" svg:x="6.08cm" svg:y="1.317cm">
          <draw:text-box>
            <text:p>Greet the user</text:p>
            <text:p/>
          </draw:text-box>
        </draw:frame>
        <draw:custom-shape draw:style-name="gr3" draw:text-style-name="P2" draw:layer="layout" svg:width="3.81cm" svg:height="1.27cm" svg:x="7.35cm" svg:y="2.587cm">
          <text:p text:style-name="P4">Greet the u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17cm" svg:height="0.001cm" svg:x="7.35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222cm" svg:height="1.27cm" svg:x="2.27cm" svg:y="10.207cm">
          <text:p text:style-name="P1">Reg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75cm" svg:height="0.952cm" svg:x="7.985cm" svg:y="7.667cm">
          <text:p text:style-name="P1">Park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1T01:01:57.689000000</meta:creation-date>
    <dc:date>2022-04-21T01:43:45.295000000</dc:date>
    <meta:editing-duration>PT31M47S</meta:editing-duration>
    <meta:editing-cycles>1</meta:editing-cycles>
    <meta:document-statistic meta:object-count="6"/>
    <meta:generator>LibreOffice/7.0.3.1$Windows_X86_64 LibreOffice_project/d7547858d014d4cf69878db179d326fc3483e082</meta:generator>
  </office:meta>
</office:document-meta>
</file>